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7cm" svg:height="9.004cm" svg:x="8.756cm" svg:y="1.7cm">
            <draw:object draw:notify-on-update-of-ranges="Лист1.A1:Лист1.A1 Лист1.A2:Лист1.A97 Лист1.B1:Лист1.B1 Лист1.B2:Лист1.B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0.332725120194831" calcext:value-type="float">
            <text:p>-0,332725120194831</text:p>
          </table:table-cell>
          <table:table-cell office:value-type="float" office:value="1.72869760510602" calcext:value-type="float">
            <text:p>1,72869760510602</text:p>
          </table:table-cell>
        </table:table-row>
        <table:table-row table:style-name="ro1">
          <table:table-cell office:value-type="float" office:value="-0.454332576926723" calcext:value-type="float">
            <text:p>-0,454332576926723</text:p>
          </table:table-cell>
          <table:table-cell office:value-type="float" office:value="0.774186862110155" calcext:value-type="float">
            <text:p>0,774186862110155</text:p>
          </table:table-cell>
        </table:table-row>
        <table:table-row table:style-name="ro1">
          <table:table-cell office:value-type="float" office:value="-0.687317075030744" calcext:value-type="float">
            <text:p>-0,687317075030744</text:p>
          </table:table-cell>
          <table:table-cell office:value-type="float" office:value="1.83181073399505" calcext:value-type="float">
            <text:p>1,83181073399505</text:p>
          </table:table-cell>
        </table:table-row>
        <table:table-row table:style-name="ro1">
          <table:table-cell office:value-type="float" office:value="-0.276924412005645" calcext:value-type="float">
            <text:p>-0,276924412005645</text:p>
          </table:table-cell>
          <table:table-cell office:value-type="float" office:value="1.50429123422458" calcext:value-type="float">
            <text:p>1,50429123422458</text:p>
          </table:table-cell>
        </table:table-row>
        <table:table-row table:style-name="ro1">
          <table:table-cell office:value-type="float" office:value="-0.530720837096502" calcext:value-type="float">
            <text:p>-0,530720837096502</text:p>
          </table:table-cell>
          <table:table-cell office:value-type="float" office:value="1.31719050307274" calcext:value-type="float">
            <text:p>1,31719050307274</text:p>
          </table:table-cell>
        </table:table-row>
        <table:table-row table:style-name="ro1">
          <table:table-cell office:value-type="float" office:value="-0.899408520094314" calcext:value-type="float">
            <text:p>-0,899408520094314</text:p>
          </table:table-cell>
          <table:table-cell office:value-type="float" office:value="1.13231915491328" calcext:value-type="float">
            <text:p>1,13231915491328</text:p>
          </table:table-cell>
        </table:table-row>
        <table:table-row table:style-name="ro1">
          <table:table-cell office:value-type="float" office:value="-0.669011417483671" calcext:value-type="float">
            <text:p>-0,669011417483671</text:p>
          </table:table-cell>
          <table:table-cell office:value-type="float" office:value="1.0253605230567" calcext:value-type="float">
            <text:p>1,0253605230567</text:p>
          </table:table-cell>
        </table:table-row>
        <table:table-row table:style-name="ro1">
          <table:table-cell office:value-type="float" office:value="-0.630099050354834" calcext:value-type="float">
            <text:p>-0,630099050354834</text:p>
          </table:table-cell>
          <table:table-cell office:value-type="float" office:value="0.857942619241128" calcext:value-type="float">
            <text:p>0,857942619241128</text:p>
          </table:table-cell>
        </table:table-row>
        <table:table-row table:style-name="ro1">
          <table:table-cell office:value-type="float" office:value="-0.37561574260888" calcext:value-type="float">
            <text:p>-0,37561574260888</text:p>
          </table:table-cell>
          <table:table-cell office:value-type="float" office:value="1.6163215561205" calcext:value-type="float">
            <text:p>1,6163215561205</text:p>
          </table:table-cell>
        </table:table-row>
        <table:table-row table:style-name="ro1">
          <table:table-cell office:value-type="float" office:value="-0.215054190488138" calcext:value-type="float">
            <text:p>-0,215054190488138</text:p>
          </table:table-cell>
          <table:table-cell office:value-type="float" office:value="0.548355720269505" calcext:value-type="float">
            <text:p>0,548355720269505</text:p>
          </table:table-cell>
        </table:table-row>
        <table:table-row table:style-name="ro1">
          <table:table-cell office:value-type="float" office:value="-1.59688158564602" calcext:value-type="float">
            <text:p>-1,59688158564602</text:p>
          </table:table-cell>
          <table:table-cell office:value-type="float" office:value="2.17357671047632" calcext:value-type="float">
            <text:p>2,17357671047632</text:p>
          </table:table-cell>
        </table:table-row>
        <table:table-row table:style-name="ro1">
          <table:table-cell office:value-type="float" office:value="-0.942110727107704" calcext:value-type="float">
            <text:p>-0,942110727107704</text:p>
          </table:table-cell>
          <table:table-cell office:value-type="float" office:value="0.334098476656339" calcext:value-type="float">
            <text:p>0,334098476656339</text:p>
          </table:table-cell>
        </table:table-row>
        <table:table-row table:style-name="ro1">
          <table:table-cell office:value-type="float" office:value="-0.773593511863484" calcext:value-type="float">
            <text:p>-0,773593511863484</text:p>
          </table:table-cell>
          <table:table-cell office:value-type="float" office:value="2.05300854446756" calcext:value-type="float">
            <text:p>2,05300854446756</text:p>
          </table:table-cell>
        </table:table-row>
        <table:table-row table:style-name="ro1">
          <table:table-cell office:value-type="float" office:value="0.558039262484723" calcext:value-type="float">
            <text:p>0,558039262484723</text:p>
          </table:table-cell>
          <table:table-cell office:value-type="float" office:value="1.22327089073961" calcext:value-type="float">
            <text:p>1,22327089073961</text:p>
          </table:table-cell>
        </table:table-row>
        <table:table-row table:style-name="ro1">
          <table:table-cell office:value-type="float" office:value="-1.21813574289293" calcext:value-type="float">
            <text:p>-1,21813574289293</text:p>
          </table:table-cell>
          <table:table-cell office:value-type="float" office:value="0.687180153294485" calcext:value-type="float">
            <text:p>0,687180153294485</text:p>
          </table:table-cell>
        </table:table-row>
        <table:table-row table:style-name="ro1">
          <table:table-cell office:value-type="float" office:value="-1.01908809319839" calcext:value-type="float">
            <text:p>-1,01908809319839</text:p>
          </table:table-cell>
          <table:table-cell office:value-type="float" office:value="0.202639121923105" calcext:value-type="float">
            <text:p>0,202639121923105</text:p>
          </table:table-cell>
        </table:table-row>
        <table:table-row table:style-name="ro1">
          <table:table-cell office:value-type="float" office:value="0.0366945415822231" calcext:value-type="float">
            <text:p>0,0366945415822231</text:p>
          </table:table-cell>
          <table:table-cell office:value-type="float" office:value="0.425659885128252" calcext:value-type="float">
            <text:p>0,425659885128252</text:p>
          </table:table-cell>
        </table:table-row>
        <table:table-row table:style-name="ro1">
          <table:table-cell office:value-type="float" office:value="0.877350782668853" calcext:value-type="float">
            <text:p>0,877350782668853</text:p>
          </table:table-cell>
          <table:table-cell office:value-type="float" office:value="1.85450233258519" calcext:value-type="float">
            <text:p>1,85450233258519</text:p>
          </table:table-cell>
        </table:table-row>
        <table:table-row table:style-name="ro1">
          <table:table-cell office:value-type="float" office:value="-1.63106108524482" calcext:value-type="float">
            <text:p>-1,63106108524482</text:p>
          </table:table-cell>
          <table:table-cell office:value-type="float" office:value="1.40178435867067" calcext:value-type="float">
            <text:p>1,40178435867067</text:p>
          </table:table-cell>
        </table:table-row>
        <table:table-row table:style-name="ro1">
          <table:table-cell office:value-type="float" office:value="-1.59662451920755" calcext:value-type="float">
            <text:p>-1,59662451920755</text:p>
          </table:table-cell>
          <table:table-cell office:value-type="float" office:value="1.10060738804744" calcext:value-type="float">
            <text:p>1,10060738804744</text:p>
          </table:table-cell>
        </table:table-row>
        <table:table-row table:style-name="ro1">
          <table:table-cell office:value-type="float" office:value="0.135758892634944" calcext:value-type="float">
            <text:p>0,135758892634944</text:p>
          </table:table-cell>
          <table:table-cell office:value-type="float" office:value="2.33079484732077" calcext:value-type="float">
            <text:p>2,33079484732077</text:p>
          </table:table-cell>
        </table:table-row>
        <table:table-row table:style-name="ro1">
          <table:table-cell office:value-type="float" office:value="0.487249744412405" calcext:value-type="float">
            <text:p>0,487249744412405</text:p>
          </table:table-cell>
          <table:table-cell office:value-type="float" office:value="1.98690764440244" calcext:value-type="float">
            <text:p>1,98690764440244</text:p>
          </table:table-cell>
        </table:table-row>
        <table:table-row table:style-name="ro1">
          <table:table-cell office:value-type="float" office:value="0.0138373885846099" calcext:value-type="float">
            <text:p>0,0138373885846099</text:p>
          </table:table-cell>
          <table:table-cell office:value-type="float" office:value="0.179347599147543" calcext:value-type="float">
            <text:p>0,179347599147543</text:p>
          </table:table-cell>
        </table:table-row>
        <table:table-row table:style-name="ro1">
          <table:table-cell office:value-type="float" office:value="-0.93743301216563" calcext:value-type="float">
            <text:p>-0,93743301216563</text:p>
          </table:table-cell>
          <table:table-cell office:value-type="float" office:value="2.60701426985626" calcext:value-type="float">
            <text:p>2,60701426985626</text:p>
          </table:table-cell>
        </table:table-row>
        <table:table-row table:style-name="ro1">
          <table:table-cell office:value-type="float" office:value="0.352490853381944" calcext:value-type="float">
            <text:p>0,352490853381944</text:p>
          </table:table-cell>
          <table:table-cell office:value-type="float" office:value="0.237591889526729" calcext:value-type="float">
            <text:p>0,237591889526729</text:p>
          </table:table-cell>
        </table:table-row>
        <table:table-row table:style-name="ro1">
          <table:table-cell office:value-type="float" office:value="0.46227876066466" calcext:value-type="float">
            <text:p>0,46227876066466</text:p>
          </table:table-cell>
          <table:table-cell office:value-type="float" office:value="1.70495918250546" calcext:value-type="float">
            <text:p>1,70495918250546</text:p>
          </table:table-cell>
        </table:table-row>
        <table:table-row table:style-name="ro1">
          <table:table-cell office:value-type="float" office:value="0.894960799628759" calcext:value-type="float">
            <text:p>0,894960799628759</text:p>
          </table:table-cell>
          <table:table-cell office:value-type="float" office:value="0.498407929307406" calcext:value-type="float">
            <text:p>0,498407929307406</text:p>
          </table:table-cell>
        </table:table-row>
        <table:table-row table:style-name="ro1">
          <table:table-cell office:value-type="float" office:value="-0.502697198992443" calcext:value-type="float">
            <text:p>-0,502697198992443</text:p>
          </table:table-cell>
          <table:table-cell office:value-type="float" office:value="2.11169807583946" calcext:value-type="float">
            <text:p>2,11169807583946</text:p>
          </table:table-cell>
        </table:table-row>
        <table:table-row table:style-name="ro1">
          <table:table-cell office:value-type="float" office:value="0.0832992178925931" calcext:value-type="float">
            <text:p>0,0832992178925931</text:p>
          </table:table-cell>
          <table:table-cell office:value-type="float" office:value="2.61146124475729" calcext:value-type="float">
            <text:p>2,61146124475729</text:p>
          </table:table-cell>
        </table:table-row>
        <table:table-row table:style-name="ro1">
          <table:table-cell office:value-type="float" office:value="-0.21509126055984" calcext:value-type="float">
            <text:p>-0,21509126055984</text:p>
          </table:table-cell>
          <table:table-cell office:value-type="float" office:value="0.375902822083791" calcext:value-type="float">
            <text:p>0,375902822083791</text:p>
          </table:table-cell>
        </table:table-row>
        <table:table-row table:style-name="ro1">
          <table:table-cell office:value-type="float" office:value="-1.31882682682602" calcext:value-type="float">
            <text:p>-1,31882682682602</text:p>
          </table:table-cell>
          <table:table-cell office:value-type="float" office:value="0.359426056390835" calcext:value-type="float">
            <text:p>0,359426056390835</text:p>
          </table:table-cell>
        </table:table-row>
        <table:table-row table:style-name="ro1">
          <table:table-cell office:value-type="float" office:value="0.81579755440861" calcext:value-type="float">
            <text:p>0,81579755440861</text:p>
          </table:table-cell>
          <table:table-cell office:value-type="float" office:value="1.07555855337831" calcext:value-type="float">
            <text:p>1,07555855337831</text:p>
          </table:table-cell>
        </table:table-row>
        <table:table-row table:style-name="ro1">
          <table:table-cell office:value-type="float" office:value="-1.74897486200777" calcext:value-type="float">
            <text:p>-1,74897486200777</text:p>
          </table:table-cell>
          <table:table-cell office:value-type="float" office:value="1.27929265492489" calcext:value-type="float">
            <text:p>1,27929265492489</text:p>
          </table:table-cell>
        </table:table-row>
        <table:table-row table:style-name="ro1">
          <table:table-cell office:value-type="float" office:value="-1.78851935027092" calcext:value-type="float">
            <text:p>-1,78851935027092</text:p>
          </table:table-cell>
          <table:table-cell office:value-type="float" office:value="1.97834263747283" calcext:value-type="float">
            <text:p>1,97834263747283</text:p>
          </table:table-cell>
        </table:table-row>
        <table:table-row table:style-name="ro1">
          <table:table-cell office:value-type="float" office:value="0.0521102455978781" calcext:value-type="float">
            <text:p>0,0521102455978781</text:p>
          </table:table-cell>
          <table:table-cell office:value-type="float" office:value="0.0760990388820753" calcext:value-type="float">
            <text:p>0,0760990388820753</text:p>
          </table:table-cell>
        </table:table-row>
        <table:table-row table:style-name="ro1">
          <table:table-cell office:value-type="float" office:value="-1.02596990974665" calcext:value-type="float">
            <text:p>-1,02596990974665</text:p>
          </table:table-cell>
          <table:table-cell office:value-type="float" office:value="0.173246787191035" calcext:value-type="float">
            <text:p>0,173246787191035</text:p>
          </table:table-cell>
        </table:table-row>
        <table:table-row table:style-name="ro1">
          <table:table-cell office:value-type="float" office:value="-1.64090489630247" calcext:value-type="float">
            <text:p>-1,64090489630247</text:p>
          </table:table-cell>
          <table:table-cell office:value-type="float" office:value="0.234446095833107" calcext:value-type="float">
            <text:p>0,234446095833107</text:p>
          </table:table-cell>
        </table:table-row>
        <table:table-row table:style-name="ro1">
          <table:table-cell office:value-type="float" office:value="0.0159518098446283" calcext:value-type="float">
            <text:p>0,0159518098446283</text:p>
          </table:table-cell>
          <table:table-cell office:value-type="float" office:value="1.44826667992126" calcext:value-type="float">
            <text:p>1,44826667992126</text:p>
          </table:table-cell>
        </table:table-row>
        <table:table-row table:style-name="ro1">
          <table:table-cell office:value-type="float" office:value="-0.859811739512553" calcext:value-type="float">
            <text:p>-0,859811739512553</text:p>
          </table:table-cell>
          <table:table-cell office:value-type="float" office:value="0.209912695400804" calcext:value-type="float">
            <text:p>0,209912695400804</text:p>
          </table:table-cell>
        </table:table-row>
        <table:table-row table:style-name="ro1">
          <table:table-cell office:value-type="float" office:value="0.099277537086502" calcext:value-type="float">
            <text:p>0,099277537086502</text:p>
          </table:table-cell>
          <table:table-cell office:value-type="float" office:value="1.84208410635161" calcext:value-type="float">
            <text:p>1,84208410635161</text:p>
          </table:table-cell>
        </table:table-row>
        <table:table-row table:style-name="ro1">
          <table:table-cell office:value-type="float" office:value="1.41139326771155" calcext:value-type="float">
            <text:p>1,41139326771155</text:p>
          </table:table-cell>
          <table:table-cell office:value-type="float" office:value="5.79890496385111" calcext:value-type="float">
            <text:p>5,79890496385111</text:p>
          </table:table-cell>
        </table:table-row>
        <table:table-row table:style-name="ro1">
          <table:table-cell office:value-type="float" office:value="1.41139326771155" calcext:value-type="float">
            <text:p>1,41139326771155</text:p>
          </table:table-cell>
          <table:table-cell office:value-type="float" office:value="6.06927969079039" calcext:value-type="float">
            <text:p>6,06927969079039</text:p>
          </table:table-cell>
        </table:table-row>
        <table:table-row table:style-name="ro1">
          <table:table-cell office:value-type="float" office:value="1.46875749253389" calcext:value-type="float">
            <text:p>1,46875749253389</text:p>
          </table:table-cell>
          <table:table-cell office:value-type="float" office:value="5.48515398891052" calcext:value-type="float">
            <text:p>5,48515398891052</text:p>
          </table:table-cell>
        </table:table-row>
        <table:table-row table:style-name="ro1">
          <table:table-cell office:value-type="float" office:value="1.55336842415752" calcext:value-type="float">
            <text:p>1,55336842415752</text:p>
          </table:table-cell>
          <table:table-cell office:value-type="float" office:value="5.25572203193621" calcext:value-type="float">
            <text:p>5,25572203193621</text:p>
          </table:table-cell>
        </table:table-row>
        <table:table-row table:style-name="ro1">
          <table:table-cell office:value-type="float" office:value="1.59812681911499" calcext:value-type="float">
            <text:p>1,59812681911499</text:p>
          </table:table-cell>
          <table:table-cell office:value-type="float" office:value="4.27657050545568" calcext:value-type="float">
            <text:p>4,27657050545568</text:p>
          </table:table-cell>
        </table:table-row>
        <table:table-row table:style-name="ro1">
          <table:table-cell office:value-type="float" office:value="1.62374105233748" calcext:value-type="float">
            <text:p>1,62374105233748</text:p>
          </table:table-cell>
          <table:table-cell office:value-type="float" office:value="4.63885678593684" calcext:value-type="float">
            <text:p>4,63885678593684</text:p>
          </table:table-cell>
        </table:table-row>
        <table:table-row table:style-name="ro1">
          <table:table-cell office:value-type="float" office:value="1.64818035769993" calcext:value-type="float">
            <text:p>1,64818035769993</text:p>
          </table:table-cell>
          <table:table-cell office:value-type="float" office:value="3.64508712550529" calcext:value-type="float">
            <text:p>3,64508712550529</text:p>
          </table:table-cell>
        </table:table-row>
        <table:table-row table:style-name="ro1">
          <table:table-cell office:value-type="float" office:value="1.65449461842075" calcext:value-type="float">
            <text:p>1,65449461842075</text:p>
          </table:table-cell>
          <table:table-cell office:value-type="float" office:value="3.98277077248044" calcext:value-type="float">
            <text:p>3,98277077248044</text:p>
          </table:table-cell>
        </table:table-row>
        <table:table-row table:style-name="ro1">
          <table:table-cell office:value-type="float" office:value="1.65470917721777" calcext:value-type="float">
            <text:p>1,65470917721777</text:p>
          </table:table-cell>
          <table:table-cell office:value-type="float" office:value="3.80262396902277" calcext:value-type="float">
            <text:p>3,80262396902277</text:p>
          </table:table-cell>
        </table:table-row>
        <table:table-row table:style-name="ro1">
          <table:table-cell office:value-type="float" office:value="1.75453004667732" calcext:value-type="float">
            <text:p>1,75453004667732</text:p>
          </table:table-cell>
          <table:table-cell office:value-type="float" office:value="3.88853326624037" calcext:value-type="float">
            <text:p>3,88853326624037</text:p>
          </table:table-cell>
        </table:table-row>
        <table:table-row table:style-name="ro1">
          <table:table-cell office:value-type="float" office:value="1.80883451361005" calcext:value-type="float">
            <text:p>1,80883451361005</text:p>
          </table:table-cell>
          <table:table-cell office:value-type="float" office:value="5.83610763291717" calcext:value-type="float">
            <text:p>5,83610763291717</text:p>
          </table:table-cell>
        </table:table-row>
        <table:table-row table:style-name="ro1">
          <table:table-cell office:value-type="float" office:value="1.94400836805376" calcext:value-type="float">
            <text:p>1,94400836805376</text:p>
          </table:table-cell>
          <table:table-cell office:value-type="float" office:value="5.76989586314353" calcext:value-type="float">
            <text:p>5,76989586314353</text:p>
          </table:table-cell>
        </table:table-row>
        <table:table-row table:style-name="ro1">
          <table:table-cell office:value-type="float" office:value="1.96209370572822" calcext:value-type="float">
            <text:p>1,96209370572822</text:p>
          </table:table-cell>
          <table:table-cell office:value-type="float" office:value="5.90120140928511" calcext:value-type="float">
            <text:p>5,90120140928511</text:p>
          </table:table-cell>
        </table:table-row>
        <table:table-row table:style-name="ro1">
          <table:table-cell office:value-type="float" office:value="1.96970541587313" calcext:value-type="float">
            <text:p>1,96970541587313</text:p>
          </table:table-cell>
          <table:table-cell office:value-type="float" office:value="4.58499915638358" calcext:value-type="float">
            <text:p>4,58499915638358</text:p>
          </table:table-cell>
        </table:table-row>
        <table:table-row table:style-name="ro1">
          <table:table-cell office:value-type="float" office:value="1.97891877034438" calcext:value-type="float">
            <text:p>1,97891877034438</text:p>
          </table:table-cell>
          <table:table-cell office:value-type="float" office:value="3.4411112663412" calcext:value-type="float">
            <text:p>3,4411112663412</text:p>
          </table:table-cell>
        </table:table-row>
        <table:table-row table:style-name="ro1">
          <table:table-cell office:value-type="float" office:value="2.04257622686637" calcext:value-type="float">
            <text:p>2,04257622686637</text:p>
          </table:table-cell>
          <table:table-cell office:value-type="float" office:value="5.7095360135623" calcext:value-type="float">
            <text:p>5,7095360135623</text:p>
          </table:table-cell>
        </table:table-row>
        <table:table-row table:style-name="ro1">
          <table:table-cell office:value-type="float" office:value="2.0521675102144" calcext:value-type="float">
            <text:p>2,0521675102144</text:p>
          </table:table-cell>
          <table:table-cell office:value-type="float" office:value="3.49470941925626" calcext:value-type="float">
            <text:p>3,49470941925626</text:p>
          </table:table-cell>
        </table:table-row>
        <table:table-row table:style-name="ro1">
          <table:table-cell office:value-type="float" office:value="2.09031423116031" calcext:value-type="float">
            <text:p>2,09031423116031</text:p>
          </table:table-cell>
          <table:table-cell office:value-type="float" office:value="3.82822156901116" calcext:value-type="float">
            <text:p>3,82822156901116</text:p>
          </table:table-cell>
        </table:table-row>
        <table:table-row table:style-name="ro1">
          <table:table-cell office:value-type="float" office:value="2.10832368255672" calcext:value-type="float">
            <text:p>2,10832368255672</text:p>
          </table:table-cell>
          <table:table-cell office:value-type="float" office:value="3.77166719877083" calcext:value-type="float">
            <text:p>3,77166719877083</text:p>
          </table:table-cell>
        </table:table-row>
        <table:table-row table:style-name="ro1">
          <table:table-cell office:value-type="float" office:value="2.11705604333564" calcext:value-type="float">
            <text:p>2,11705604333564</text:p>
          </table:table-cell>
          <table:table-cell office:value-type="float" office:value="4.11830742652805" calcext:value-type="float">
            <text:p>4,11830742652805</text:p>
          </table:table-cell>
        </table:table-row>
        <table:table-row table:style-name="ro1">
          <table:table-cell office:value-type="float" office:value="2.25516460321932" calcext:value-type="float">
            <text:p>2,25516460321932</text:p>
          </table:table-cell>
          <table:table-cell office:value-type="float" office:value="5.21902531879277" calcext:value-type="float">
            <text:p>5,21902531879277</text:p>
          </table:table-cell>
        </table:table-row>
        <table:table-row table:style-name="ro1">
          <table:table-cell office:value-type="float" office:value="2.27997207256359" calcext:value-type="float">
            <text:p>2,27997207256359</text:p>
          </table:table-cell>
          <table:table-cell office:value-type="float" office:value="5.86692612029649" calcext:value-type="float">
            <text:p>5,86692612029649</text:p>
          </table:table-cell>
        </table:table-row>
        <table:table-row table:style-name="ro1">
          <table:table-cell office:value-type="float" office:value="2.28164726333595" calcext:value-type="float">
            <text:p>2,28164726333595</text:p>
          </table:table-cell>
          <table:table-cell office:value-type="float" office:value="3.85585196999105" calcext:value-type="float">
            <text:p>3,85585196999105</text:p>
          </table:table-cell>
        </table:table-row>
        <table:table-row table:style-name="ro1">
          <table:table-cell office:value-type="float" office:value="2.2850270932424" calcext:value-type="float">
            <text:p>2,2850270932424</text:p>
          </table:table-cell>
          <table:table-cell office:value-type="float" office:value="3.39883755479153" calcext:value-type="float">
            <text:p>3,39883755479153</text:p>
          </table:table-cell>
        </table:table-row>
        <table:table-row table:style-name="ro1">
          <table:table-cell office:value-type="float" office:value="2.39798707174057" calcext:value-type="float">
            <text:p>2,39798707174057</text:p>
          </table:table-cell>
          <table:table-cell office:value-type="float" office:value="4.07205443978499" calcext:value-type="float">
            <text:p>4,07205443978499</text:p>
          </table:table-cell>
        </table:table-row>
        <table:table-row table:style-name="ro1">
          <table:table-cell office:value-type="float" office:value="2.42347840320189" calcext:value-type="float">
            <text:p>2,42347840320189</text:p>
          </table:table-cell>
          <table:table-cell office:value-type="float" office:value="6.06547554992028" calcext:value-type="float">
            <text:p>6,06547554992028</text:p>
          </table:table-cell>
        </table:table-row>
        <table:table-row table:style-name="ro1">
          <table:table-cell office:value-type="float" office:value="2.63876731913151" calcext:value-type="float">
            <text:p>2,63876731913151</text:p>
          </table:table-cell>
          <table:table-cell office:value-type="float" office:value="6.04200778896041" calcext:value-type="float">
            <text:p>6,04200778896041</text:p>
          </table:table-cell>
        </table:table-row>
        <table:table-row table:style-name="ro1">
          <table:table-cell office:value-type="float" office:value="2.65452327085397" calcext:value-type="float">
            <text:p>2,65452327085397</text:p>
          </table:table-cell>
          <table:table-cell office:value-type="float" office:value="5.41777728733577" calcext:value-type="float">
            <text:p>5,41777728733577</text:p>
          </table:table-cell>
        </table:table-row>
        <table:table-row table:style-name="ro1">
          <table:table-cell office:value-type="float" office:value="2.7623436509986" calcext:value-type="float">
            <text:p>2,7623436509986</text:p>
          </table:table-cell>
          <table:table-cell office:value-type="float" office:value="3.79118067676239" calcext:value-type="float">
            <text:p>3,79118067676239</text:p>
          </table:table-cell>
        </table:table-row>
        <table:table-row table:style-name="ro1">
          <table:table-cell office:value-type="float" office:value="2.772809555754" calcext:value-type="float">
            <text:p>2,772809555754</text:p>
          </table:table-cell>
          <table:table-cell office:value-type="float" office:value="5.23854800684872" calcext:value-type="float">
            <text:p>5,23854800684872</text:p>
          </table:table-cell>
        </table:table-row>
        <table:table-row table:style-name="ro1">
          <table:table-cell office:value-type="float" office:value="2.77860437204494" calcext:value-type="float">
            <text:p>2,77860437204494</text:p>
          </table:table-cell>
          <table:table-cell office:value-type="float" office:value="3.63114372597709" calcext:value-type="float">
            <text:p>3,63114372597709</text:p>
          </table:table-cell>
        </table:table-row>
        <table:table-row table:style-name="ro1">
          <table:table-cell office:value-type="float" office:value="2.79106804832849" calcext:value-type="float">
            <text:p>2,79106804832849</text:p>
          </table:table-cell>
          <table:table-cell office:value-type="float" office:value="4.20693495515435" calcext:value-type="float">
            <text:p>4,20693495515435</text:p>
          </table:table-cell>
        </table:table-row>
        <table:table-row table:style-name="ro1">
          <table:table-cell office:value-type="float" office:value="2.79145616434733" calcext:value-type="float">
            <text:p>2,79145616434733</text:p>
          </table:table-cell>
          <table:table-cell office:value-type="float" office:value="4.86150638379972" calcext:value-type="float">
            <text:p>4,86150638379972</text:p>
          </table:table-cell>
        </table:table-row>
        <table:table-row table:style-name="ro1">
          <table:table-cell office:value-type="float" office:value="2.79241168274837" calcext:value-type="float">
            <text:p>2,79241168274837</text:p>
          </table:table-cell>
          <table:table-cell office:value-type="float" office:value="3.40099685505882" calcext:value-type="float">
            <text:p>3,40099685505882</text:p>
          </table:table-cell>
        </table:table-row>
        <table:table-row table:style-name="ro1">
          <table:table-cell office:value-type="float" office:value="2.80491843370636" calcext:value-type="float">
            <text:p>2,80491843370636</text:p>
          </table:table-cell>
          <table:table-cell office:value-type="float" office:value="5.04071576613375" calcext:value-type="float">
            <text:p>5,04071576613375</text:p>
          </table:table-cell>
        </table:table-row>
        <table:table-row table:style-name="ro1">
          <table:table-cell office:value-type="float" office:value="2.82321179784276" calcext:value-type="float">
            <text:p>2,82321179784276</text:p>
          </table:table-cell>
          <table:table-cell office:value-type="float" office:value="5.42611970394718" calcext:value-type="float">
            <text:p>5,42611970394718</text:p>
          </table:table-cell>
        </table:table-row>
        <table:table-row table:style-name="ro1">
          <table:table-cell office:value-type="float" office:value="2.85417364046048" calcext:value-type="float">
            <text:p>2,85417364046048</text:p>
          </table:table-cell>
          <table:table-cell office:value-type="float" office:value="3.55319163781782" calcext:value-type="float">
            <text:p>3,55319163781782</text:p>
          </table:table-cell>
        </table:table-row>
        <table:table-row table:style-name="ro1">
          <table:table-cell office:value-type="float" office:value="2.97513027442348" calcext:value-type="float">
            <text:p>2,97513027442348</text:p>
          </table:table-cell>
          <table:table-cell office:value-type="float" office:value="3.64067254015622" calcext:value-type="float">
            <text:p>3,64067254015622</text:p>
          </table:table-cell>
        </table:table-row>
        <table:table-row table:style-name="ro1">
          <table:table-cell office:value-type="float" office:value="2.92875968731847" calcext:value-type="float">
            <text:p>2,92875968731847</text:p>
          </table:table-cell>
          <table:table-cell office:value-type="float" office:value="4.8612058518228" calcext:value-type="float">
            <text:p>4,8612058518228</text:p>
          </table:table-cell>
        </table:table-row>
        <table:table-row table:style-name="ro1">
          <table:table-cell office:value-type="float" office:value="3.24646525997597" calcext:value-type="float">
            <text:p>3,24646525997597</text:p>
          </table:table-cell>
          <table:table-cell office:value-type="float" office:value="4.11496512031278" calcext:value-type="float">
            <text:p>4,11496512031278</text:p>
          </table:table-cell>
        </table:table-row>
        <table:table-row table:style-name="ro1">
          <table:table-cell office:value-type="float" office:value="2.66432601845151" calcext:value-type="float">
            <text:p>2,66432601845151</text:p>
          </table:table-cell>
          <table:table-cell office:value-type="float" office:value="4.15932269090292" calcext:value-type="float">
            <text:p>4,15932269090292</text:p>
          </table:table-cell>
        </table:table-row>
        <table:table-row table:style-name="ro1">
          <table:table-cell office:value-type="float" office:value="3.32073965012926" calcext:value-type="float">
            <text:p>3,32073965012926</text:p>
          </table:table-cell>
          <table:table-cell office:value-type="float" office:value="5.6547783507923" calcext:value-type="float">
            <text:p>5,6547783507923</text:p>
          </table:table-cell>
        </table:table-row>
        <table:table-row table:style-name="ro1">
          <table:table-cell office:value-type="float" office:value="3.35518239856459" calcext:value-type="float">
            <text:p>3,35518239856459</text:p>
          </table:table-cell>
          <table:table-cell office:value-type="float" office:value="3.50279525768897" calcext:value-type="float">
            <text:p>3,50279525768897</text:p>
          </table:table-cell>
        </table:table-row>
        <table:table-row table:style-name="ro1">
          <table:table-cell office:value-type="float" office:value="2.88229908639846" calcext:value-type="float">
            <text:p>2,88229908639846</text:p>
          </table:table-cell>
          <table:table-cell office:value-type="float" office:value="4.61733170373206" calcext:value-type="float">
            <text:p>4,61733170373206</text:p>
          </table:table-cell>
        </table:table-row>
        <table:table-row table:style-name="ro1">
          <table:table-cell office:value-type="float" office:value="2.67836329019008" calcext:value-type="float">
            <text:p>2,67836329019008</text:p>
          </table:table-cell>
          <table:table-cell office:value-type="float" office:value="4.82882470874288" calcext:value-type="float">
            <text:p>4,82882470874288</text:p>
          </table:table-cell>
        </table:table-row>
        <table:table-row table:style-name="ro1">
          <table:table-cell office:value-type="float" office:value="3.6322323877359" calcext:value-type="float">
            <text:p>3,6322323877359</text:p>
          </table:table-cell>
          <table:table-cell office:value-type="float" office:value="3.55390360308837" calcext:value-type="float">
            <text:p>3,55390360308837</text:p>
          </table:table-cell>
        </table:table-row>
        <table:table-row table:style-name="ro1">
          <table:table-cell office:value-type="float" office:value="3.40405687718079" calcext:value-type="float">
            <text:p>3,40405687718079</text:p>
          </table:table-cell>
          <table:table-cell office:value-type="float" office:value="3.8135102895466" calcext:value-type="float">
            <text:p>3,8135102895466</text:p>
          </table:table-cell>
        </table:table-row>
        <table:table-row table:style-name="ro1">
          <table:table-cell office:value-type="float" office:value="3.66958836639113" calcext:value-type="float">
            <text:p>3,66958836639113</text:p>
          </table:table-cell>
          <table:table-cell office:value-type="float" office:value="3.70556445659591" calcext:value-type="float">
            <text:p>3,70556445659591</text:p>
          </table:table-cell>
        </table:table-row>
        <table:table-row table:style-name="ro1">
          <table:table-cell office:value-type="float" office:value="3.90055583343032" calcext:value-type="float">
            <text:p>3,90055583343032</text:p>
          </table:table-cell>
          <table:table-cell office:value-type="float" office:value="3.50352728848742" calcext:value-type="float">
            <text:p>3,50352728848742</text:p>
          </table:table-cell>
        </table:table-row>
        <table:table-row table:style-name="ro1">
          <table:table-cell office:value-type="float" office:value="3.39226241533742" calcext:value-type="float">
            <text:p>3,39226241533742</text:p>
          </table:table-cell>
          <table:table-cell office:value-type="float" office:value="5.23201911266909" calcext:value-type="float">
            <text:p>5,23201911266909</text:p>
          </table:table-cell>
        </table:table-row>
        <table:table-row table:style-name="ro1">
          <table:table-cell office:value-type="float" office:value="4.01463768508175" calcext:value-type="float">
            <text:p>4,01463768508175</text:p>
          </table:table-cell>
          <table:table-cell office:value-type="float" office:value="4.04257813228858" calcext:value-type="float">
            <text:p>4,04257813228858</text:p>
          </table:table-cell>
        </table:table-row>
        <table:table-row table:style-name="ro1">
          <table:table-cell office:value-type="float" office:value="3.67213486626022" calcext:value-type="float">
            <text:p>3,67213486626022</text:p>
          </table:table-cell>
          <table:table-cell office:value-type="float" office:value="5.48909740061915" calcext:value-type="float">
            <text:p>5,48909740061915</text:p>
          </table:table-cell>
        </table:table-row>
        <table:table-row table:style-name="ro1">
          <table:table-cell office:value-type="float" office:value="3.92767888903134" calcext:value-type="float">
            <text:p>3,92767888903134</text:p>
          </table:table-cell>
          <table:table-cell office:value-type="float" office:value="4.46413800656292" calcext:value-type="float">
            <text:p>4,46413800656292</text:p>
          </table:table-cell>
        </table:table-row>
        <table:table-row table:style-name="ro1">
          <table:table-cell office:value-type="float" office:value="4.15336019624743" calcext:value-type="float">
            <text:p>4,15336019624743</text:p>
          </table:table-cell>
          <table:table-cell office:value-type="float" office:value="3.40614311648821" calcext:value-type="float">
            <text:p>3,40614311648821</text:p>
          </table:table-cell>
        </table:table-row>
        <table:table-row table:style-name="ro1">
          <table:table-cell office:value-type="float" office:value="4.08026127498672" calcext:value-type="float">
            <text:p>4,08026127498672</text:p>
          </table:table-cell>
          <table:table-cell office:value-type="float" office:value="5.2626422241783" calcext:value-type="float">
            <text:p>5,2626422241783</text:p>
          </table:table-cell>
        </table:table-row>
        <table:table-row table:style-name="ro1">
          <table:table-cell office:value-type="float" office:value="3.82295805706244" calcext:value-type="float">
            <text:p>3,82295805706244</text:p>
          </table:table-cell>
          <table:table-cell office:value-type="float" office:value="5.9404173325443" calcext:value-type="float">
            <text:p>5,94041733254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21:08:49.479278327</meta:creation-date>
    <dc:date>2025-11-26T00:25:38.733758209</dc:date>
    <meta:editing-duration>PT2H49M22S</meta:editing-duration>
    <meta:editing-cycles>1</meta:editing-cycles>
    <meta:document-statistic meta:table-count="1" meta:cell-count="194" meta:object-count="1"/>
    <meta:generator>LibreOffice/25.8.3.2$Linux_X86_64 LibreOffice_project/5ee70f9e60a556cf41458d71cbfa54885591385a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670077" draw:fill-color="#670077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5.014cm" svg:y="4.203cm" style:legend-expansion="high" chart:style-name="ch2"/>
        <chart:plot-area chart:style-name="ch3" svg:x="0.319cm" svg:y="0.18cm" svg:width="14.376cm" svg:height="8.645cm">
          <chart:coordinate-region svg:x="0.472cm" svg:y="0.38cm" svg:width="14.126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97" chart:label-cell-address="Лист1.B1:Лист1.B1" chart:class="chart:scatter">
            <chart:domain table:cell-range-address="Лист1.A2:Лист1.A97"/>
            <chart:data-point chart:repeated="28"/>
            <chart:data-point chart:style-name="ch7"/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32725120194831">
                <text:p>-0.332725120194831</text:p>
                <draw:g>
                  <svg:desc>Лист1.A2:Лист1.A97</svg:desc>
                </draw:g>
              </table:table-cell>
              <table:table-cell office:value-type="float" office:value="1.72869760510602">
                <text:p>1.72869760510602</text:p>
                <draw:g>
                  <svg:desc>Лист1.B2:Лист1.B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54332576926723">
                <text:p>-0.454332576926723</text:p>
              </table:table-cell>
              <table:table-cell office:value-type="float" office:value="0.774186862110155">
                <text:p>0.774186862110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87317075030744">
                <text:p>-0.687317075030744</text:p>
              </table:table-cell>
              <table:table-cell office:value-type="float" office:value="1.83181073399505">
                <text:p>1.83181073399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76924412005645">
                <text:p>-0.276924412005645</text:p>
              </table:table-cell>
              <table:table-cell office:value-type="float" office:value="1.50429123422458">
                <text:p>1.50429123422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30720837096502">
                <text:p>-0.530720837096502</text:p>
              </table:table-cell>
              <table:table-cell office:value-type="float" office:value="1.31719050307274">
                <text:p>1.31719050307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99408520094314">
                <text:p>-0.899408520094314</text:p>
              </table:table-cell>
              <table:table-cell office:value-type="float" office:value="1.13231915491328">
                <text:p>1.13231915491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69011417483671">
                <text:p>-0.669011417483671</text:p>
              </table:table-cell>
              <table:table-cell office:value-type="float" office:value="1.0253605230567">
                <text:p>1.02536052305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30099050354834">
                <text:p>-0.630099050354834</text:p>
              </table:table-cell>
              <table:table-cell office:value-type="float" office:value="0.857942619241128">
                <text:p>0.857942619241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7561574260888">
                <text:p>-0.37561574260888</text:p>
              </table:table-cell>
              <table:table-cell office:value-type="float" office:value="1.6163215561205">
                <text:p>1.6163215561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15054190488138">
                <text:p>-0.215054190488138</text:p>
              </table:table-cell>
              <table:table-cell office:value-type="float" office:value="0.548355720269505">
                <text:p>0.5483557202695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59688158564602">
                <text:p>-1.59688158564602</text:p>
              </table:table-cell>
              <table:table-cell office:value-type="float" office:value="2.17357671047632">
                <text:p>2.1735767104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42110727107704">
                <text:p>-0.942110727107704</text:p>
              </table:table-cell>
              <table:table-cell office:value-type="float" office:value="0.334098476656339">
                <text:p>0.3340984766563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73593511863484">
                <text:p>-0.773593511863484</text:p>
              </table:table-cell>
              <table:table-cell office:value-type="float" office:value="2.05300854446756">
                <text:p>2.053008544467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58039262484723">
                <text:p>0.558039262484723</text:p>
              </table:table-cell>
              <table:table-cell office:value-type="float" office:value="1.22327089073961">
                <text:p>1.223270890739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21813574289293">
                <text:p>-1.21813574289293</text:p>
              </table:table-cell>
              <table:table-cell office:value-type="float" office:value="0.687180153294485">
                <text:p>0.687180153294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01908809319839">
                <text:p>-1.01908809319839</text:p>
              </table:table-cell>
              <table:table-cell office:value-type="float" office:value="0.202639121923105">
                <text:p>0.202639121923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6945415822231">
                <text:p>0.0366945415822231</text:p>
              </table:table-cell>
              <table:table-cell office:value-type="float" office:value="0.425659885128252">
                <text:p>0.4256598851282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7350782668853">
                <text:p>0.877350782668853</text:p>
              </table:table-cell>
              <table:table-cell office:value-type="float" office:value="1.85450233258519">
                <text:p>1.854502332585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63106108524482">
                <text:p>-1.63106108524482</text:p>
              </table:table-cell>
              <table:table-cell office:value-type="float" office:value="1.40178435867067">
                <text:p>1.401784358670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59662451920755">
                <text:p>-1.59662451920755</text:p>
              </table:table-cell>
              <table:table-cell office:value-type="float" office:value="1.10060738804744">
                <text:p>1.100607388047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5758892634944">
                <text:p>0.135758892634944</text:p>
              </table:table-cell>
              <table:table-cell office:value-type="float" office:value="2.33079484732077">
                <text:p>2.330794847320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87249744412405">
                <text:p>0.487249744412405</text:p>
              </table:table-cell>
              <table:table-cell office:value-type="float" office:value="1.98690764440244">
                <text:p>1.986907644402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38373885846099">
                <text:p>0.0138373885846099</text:p>
              </table:table-cell>
              <table:table-cell office:value-type="float" office:value="0.179347599147543">
                <text:p>0.1793475991475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93743301216563">
                <text:p>-0.93743301216563</text:p>
              </table:table-cell>
              <table:table-cell office:value-type="float" office:value="2.60701426985626">
                <text:p>2.60701426985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2490853381944">
                <text:p>0.352490853381944</text:p>
              </table:table-cell>
              <table:table-cell office:value-type="float" office:value="0.237591889526729">
                <text:p>0.2375918895267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227876066466">
                <text:p>0.46227876066466</text:p>
              </table:table-cell>
              <table:table-cell office:value-type="float" office:value="1.70495918250546">
                <text:p>1.70495918250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94960799628759">
                <text:p>0.894960799628759</text:p>
              </table:table-cell>
              <table:table-cell office:value-type="float" office:value="0.498407929307406">
                <text:p>0.4984079293074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502697198992443">
                <text:p>-0.502697198992443</text:p>
              </table:table-cell>
              <table:table-cell office:value-type="float" office:value="2.11169807583946">
                <text:p>2.111698075839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32992178925931">
                <text:p>0.0832992178925931</text:p>
              </table:table-cell>
              <table:table-cell office:value-type="float" office:value="2.61146124475729">
                <text:p>2.611461244757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1509126055984">
                <text:p>-0.21509126055984</text:p>
              </table:table-cell>
              <table:table-cell office:value-type="float" office:value="0.375902822083791">
                <text:p>0.3759028220837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31882682682602">
                <text:p>-1.31882682682602</text:p>
              </table:table-cell>
              <table:table-cell office:value-type="float" office:value="0.359426056390835">
                <text:p>0.3594260563908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1579755440861">
                <text:p>0.81579755440861</text:p>
              </table:table-cell>
              <table:table-cell office:value-type="float" office:value="1.07555855337831">
                <text:p>1.075558553378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74897486200777">
                <text:p>-1.74897486200777</text:p>
              </table:table-cell>
              <table:table-cell office:value-type="float" office:value="1.27929265492489">
                <text:p>1.279292654924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8851935027092">
                <text:p>-1.78851935027092</text:p>
              </table:table-cell>
              <table:table-cell office:value-type="float" office:value="1.97834263747283">
                <text:p>1.978342637472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21102455978781">
                <text:p>0.0521102455978781</text:p>
              </table:table-cell>
              <table:table-cell office:value-type="float" office:value="0.0760990388820753">
                <text:p>0.07609903888207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02596990974665">
                <text:p>-1.02596990974665</text:p>
              </table:table-cell>
              <table:table-cell office:value-type="float" office:value="0.173246787191035">
                <text:p>0.1732467871910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4090489630247">
                <text:p>-1.64090489630247</text:p>
              </table:table-cell>
              <table:table-cell office:value-type="float" office:value="0.234446095833107">
                <text:p>0.2344460958331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59518098446283">
                <text:p>0.0159518098446283</text:p>
              </table:table-cell>
              <table:table-cell office:value-type="float" office:value="1.44826667992126">
                <text:p>1.448266679921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859811739512553">
                <text:p>-0.859811739512553</text:p>
              </table:table-cell>
              <table:table-cell office:value-type="float" office:value="0.209912695400804">
                <text:p>0.2099126954008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9277537086502">
                <text:p>0.099277537086502</text:p>
              </table:table-cell>
              <table:table-cell office:value-type="float" office:value="1.84208410635161">
                <text:p>1.84208410635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1139326771155">
                <text:p>1.41139326771155</text:p>
              </table:table-cell>
              <table:table-cell office:value-type="float" office:value="5.79890496385111">
                <text:p>5.79890496385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1139326771155">
                <text:p>1.41139326771155</text:p>
              </table:table-cell>
              <table:table-cell office:value-type="float" office:value="6.06927969079039">
                <text:p>6.069279690790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6875749253389">
                <text:p>1.46875749253389</text:p>
              </table:table-cell>
              <table:table-cell office:value-type="float" office:value="5.48515398891052">
                <text:p>5.485153988910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5336842415752">
                <text:p>1.55336842415752</text:p>
              </table:table-cell>
              <table:table-cell office:value-type="float" office:value="5.25572203193621">
                <text:p>5.255722031936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9812681911499">
                <text:p>1.59812681911499</text:p>
              </table:table-cell>
              <table:table-cell office:value-type="float" office:value="4.27657050545568">
                <text:p>4.276570505455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2374105233748">
                <text:p>1.62374105233748</text:p>
              </table:table-cell>
              <table:table-cell office:value-type="float" office:value="4.63885678593684">
                <text:p>4.63885678593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4818035769993">
                <text:p>1.64818035769993</text:p>
              </table:table-cell>
              <table:table-cell office:value-type="float" office:value="3.64508712550529">
                <text:p>3.645087125505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5449461842075">
                <text:p>1.65449461842075</text:p>
              </table:table-cell>
              <table:table-cell office:value-type="float" office:value="3.98277077248044">
                <text:p>3.982770772480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5470917721777">
                <text:p>1.65470917721777</text:p>
              </table:table-cell>
              <table:table-cell office:value-type="float" office:value="3.80262396902277">
                <text:p>3.802623969022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75453004667732">
                <text:p>1.75453004667732</text:p>
              </table:table-cell>
              <table:table-cell office:value-type="float" office:value="3.88853326624037">
                <text:p>3.888533266240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0883451361005">
                <text:p>1.80883451361005</text:p>
              </table:table-cell>
              <table:table-cell office:value-type="float" office:value="5.83610763291717">
                <text:p>5.836107632917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4400836805376">
                <text:p>1.94400836805376</text:p>
              </table:table-cell>
              <table:table-cell office:value-type="float" office:value="5.76989586314353">
                <text:p>5.769895863143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6209370572822">
                <text:p>1.96209370572822</text:p>
              </table:table-cell>
              <table:table-cell office:value-type="float" office:value="5.90120140928511">
                <text:p>5.901201409285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6970541587313">
                <text:p>1.96970541587313</text:p>
              </table:table-cell>
              <table:table-cell office:value-type="float" office:value="4.58499915638358">
                <text:p>4.584999156383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7891877034438">
                <text:p>1.97891877034438</text:p>
              </table:table-cell>
              <table:table-cell office:value-type="float" office:value="3.4411112663412">
                <text:p>3.44111126634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4257622686637">
                <text:p>2.04257622686637</text:p>
              </table:table-cell>
              <table:table-cell office:value-type="float" office:value="5.7095360135623">
                <text:p>5.70953601356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521675102144">
                <text:p>2.0521675102144</text:p>
              </table:table-cell>
              <table:table-cell office:value-type="float" office:value="3.49470941925626">
                <text:p>3.494709419256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9031423116031">
                <text:p>2.09031423116031</text:p>
              </table:table-cell>
              <table:table-cell office:value-type="float" office:value="3.82822156901116">
                <text:p>3.828221569011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10832368255672">
                <text:p>2.10832368255672</text:p>
              </table:table-cell>
              <table:table-cell office:value-type="float" office:value="3.77166719877083">
                <text:p>3.771667198770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1705604333564">
                <text:p>2.11705604333564</text:p>
              </table:table-cell>
              <table:table-cell office:value-type="float" office:value="4.11830742652805">
                <text:p>4.118307426528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5516460321932">
                <text:p>2.25516460321932</text:p>
              </table:table-cell>
              <table:table-cell office:value-type="float" office:value="5.21902531879277">
                <text:p>5.21902531879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7997207256359">
                <text:p>2.27997207256359</text:p>
              </table:table-cell>
              <table:table-cell office:value-type="float" office:value="5.86692612029649">
                <text:p>5.866926120296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8164726333595">
                <text:p>2.28164726333595</text:p>
              </table:table-cell>
              <table:table-cell office:value-type="float" office:value="3.85585196999105">
                <text:p>3.855851969991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850270932424">
                <text:p>2.2850270932424</text:p>
              </table:table-cell>
              <table:table-cell office:value-type="float" office:value="3.39883755479153">
                <text:p>3.398837554791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9798707174057">
                <text:p>2.39798707174057</text:p>
              </table:table-cell>
              <table:table-cell office:value-type="float" office:value="4.07205443978499">
                <text:p>4.072054439784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42347840320189">
                <text:p>2.42347840320189</text:p>
              </table:table-cell>
              <table:table-cell office:value-type="float" office:value="6.06547554992028">
                <text:p>6.065475549920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3876731913151">
                <text:p>2.63876731913151</text:p>
              </table:table-cell>
              <table:table-cell office:value-type="float" office:value="6.04200778896041">
                <text:p>6.04200778896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5452327085397">
                <text:p>2.65452327085397</text:p>
              </table:table-cell>
              <table:table-cell office:value-type="float" office:value="5.41777728733577">
                <text:p>5.417777287335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623436509986">
                <text:p>2.7623436509986</text:p>
              </table:table-cell>
              <table:table-cell office:value-type="float" office:value="3.79118067676239">
                <text:p>3.791180676762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72809555754">
                <text:p>2.772809555754</text:p>
              </table:table-cell>
              <table:table-cell office:value-type="float" office:value="5.23854800684872">
                <text:p>5.238548006848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77860437204494">
                <text:p>2.77860437204494</text:p>
              </table:table-cell>
              <table:table-cell office:value-type="float" office:value="3.63114372597709">
                <text:p>3.631143725977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79106804832849">
                <text:p>2.79106804832849</text:p>
              </table:table-cell>
              <table:table-cell office:value-type="float" office:value="4.20693495515435">
                <text:p>4.206934955154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79145616434733">
                <text:p>2.79145616434733</text:p>
              </table:table-cell>
              <table:table-cell office:value-type="float" office:value="4.86150638379972">
                <text:p>4.861506383799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79241168274837">
                <text:p>2.79241168274837</text:p>
              </table:table-cell>
              <table:table-cell office:value-type="float" office:value="3.40099685505882">
                <text:p>3.400996855058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80491843370636">
                <text:p>2.80491843370636</text:p>
              </table:table-cell>
              <table:table-cell office:value-type="float" office:value="5.04071576613375">
                <text:p>5.04071576613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82321179784276">
                <text:p>2.82321179784276</text:p>
              </table:table-cell>
              <table:table-cell office:value-type="float" office:value="5.42611970394718">
                <text:p>5.426119703947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5417364046048">
                <text:p>2.85417364046048</text:p>
              </table:table-cell>
              <table:table-cell office:value-type="float" office:value="3.55319163781782">
                <text:p>3.553191637817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97513027442348">
                <text:p>2.97513027442348</text:p>
              </table:table-cell>
              <table:table-cell office:value-type="float" office:value="3.64067254015622">
                <text:p>3.640672540156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92875968731847">
                <text:p>2.92875968731847</text:p>
              </table:table-cell>
              <table:table-cell office:value-type="float" office:value="4.8612058518228">
                <text:p>4.86120585182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24646525997597">
                <text:p>3.24646525997597</text:p>
              </table:table-cell>
              <table:table-cell office:value-type="float" office:value="4.11496512031278">
                <text:p>4.114965120312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66432601845151">
                <text:p>2.66432601845151</text:p>
              </table:table-cell>
              <table:table-cell office:value-type="float" office:value="4.15932269090292">
                <text:p>4.159322690902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32073965012926">
                <text:p>3.32073965012926</text:p>
              </table:table-cell>
              <table:table-cell office:value-type="float" office:value="5.6547783507923">
                <text:p>5.65477835079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5518239856459">
                <text:p>3.35518239856459</text:p>
              </table:table-cell>
              <table:table-cell office:value-type="float" office:value="3.50279525768897">
                <text:p>3.502795257688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8229908639846">
                <text:p>2.88229908639846</text:p>
              </table:table-cell>
              <table:table-cell office:value-type="float" office:value="4.61733170373206">
                <text:p>4.617331703732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67836329019008">
                <text:p>2.67836329019008</text:p>
              </table:table-cell>
              <table:table-cell office:value-type="float" office:value="4.82882470874288">
                <text:p>4.828824708742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6322323877359">
                <text:p>3.6322323877359</text:p>
              </table:table-cell>
              <table:table-cell office:value-type="float" office:value="3.55390360308837">
                <text:p>3.553903603088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0405687718079">
                <text:p>3.40405687718079</text:p>
              </table:table-cell>
              <table:table-cell office:value-type="float" office:value="3.8135102895466">
                <text:p>3.81351028954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6958836639113">
                <text:p>3.66958836639113</text:p>
              </table:table-cell>
              <table:table-cell office:value-type="float" office:value="3.70556445659591">
                <text:p>3.705564456595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90055583343032">
                <text:p>3.90055583343032</text:p>
              </table:table-cell>
              <table:table-cell office:value-type="float" office:value="3.50352728848742">
                <text:p>3.503527288487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39226241533742">
                <text:p>3.39226241533742</text:p>
              </table:table-cell>
              <table:table-cell office:value-type="float" office:value="5.23201911266909">
                <text:p>5.232019112669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01463768508175">
                <text:p>4.01463768508175</text:p>
              </table:table-cell>
              <table:table-cell office:value-type="float" office:value="4.04257813228858">
                <text:p>4.042578132288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7213486626022">
                <text:p>3.67213486626022</text:p>
              </table:table-cell>
              <table:table-cell office:value-type="float" office:value="5.48909740061915">
                <text:p>5.489097400619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92767888903134">
                <text:p>3.92767888903134</text:p>
              </table:table-cell>
              <table:table-cell office:value-type="float" office:value="4.46413800656292">
                <text:p>4.464138006562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15336019624743">
                <text:p>4.15336019624743</text:p>
              </table:table-cell>
              <table:table-cell office:value-type="float" office:value="3.40614311648821">
                <text:p>3.406143116488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08026127498672">
                <text:p>4.08026127498672</text:p>
              </table:table-cell>
              <table:table-cell office:value-type="float" office:value="5.2626422241783">
                <text:p>5.26264222417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2295805706244">
                <text:p>3.82295805706244</text:p>
              </table:table-cell>
              <table:table-cell office:value-type="float" office:value="5.9404173325443">
                <text:p>5.9404173325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ee70f9e60a556cf41458d71cbfa54885591385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